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5cm" fo:min-width="3.311cm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2.643cm"/>
    </style:style>
    <style:style style:name="gr3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1.305cm" fo:min-width="3.562cm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524cm" svg:x="3.159cm" svg:y="2.448cm">
          <text:p text:style-name="P1">Rapat day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2" draw:id="id2" draw:layer="layout" svg:width="4.445cm" svg:height="4.445cm" svg:x="9.382cm" svg:y="4.988cm">
          <text:p text:style-name="P1">1.1</text:p>
          <text:p text:style-name="P1">Input 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969cm" svg:y1="3.21cm" svg:x2="11.605cm" svg:y2="4.988cm" draw:start-shape="id1" draw:start-glue-point="7" draw:end-shape="id2" draw:end-glue-point="4" svg:d="M6969 3210h4636v1778" svg:viewBox="0 0 4637 1779">
          <text:p text:style-name="P1">Rapat daya</text:p>
        </draw:connector>
        <draw:custom-shape draw:style-name="gr4" draw:text-style-name="P1" xml:id="id3" draw:id="id3" draw:layer="layout" svg:width="2.794cm" svg:height="1.143cm" svg:x="1.889cm" svg:y="6.647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683cm" svg:y1="7.218cm" svg:x2="9.382cm" svg:y2="7.211cm" draw:start-shape="id3" draw:start-glue-point="1" draw:end-shape="id2" draw:end-glue-point="6" svg:d="M4683 7218l4699-7" svg:viewBox="0 0 4700 8">
          <text:p text:style-name="P1">Dimensi &amp;</text:p>
          <text:p text:style-name="P1">mesh</text:p>
        </draw:connector>
        <draw:custom-shape draw:style-name="gr2" draw:text-style-name="P1" xml:id="id4" draw:id="id4" draw:layer="layout" svg:width="4.445cm" svg:height="4.445cm" svg:x="21.782cm" svg:y="4.988cm">
          <text:p text:style-name="P1">1.2</text:p>
          <text:p text:style-name="P1">Therm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827cm" svg:y1="7.211cm" svg:x2="21.782cm" svg:y2="7.21cm" draw:start-shape="id2" draw:start-glue-point="10" draw:end-shape="id4" svg:d="M13827 7211l7955-1" svg:viewBox="0 0 7956 2">
          <text:p text:style-name="P1">Rapat daya, </text:p>
          <text:p text:style-name="P1">dimensi &amp; mesh</text:p>
        </draw:connector>
        <draw:custom-shape draw:style-name="gr2" draw:text-style-name="P1" xml:id="id5" draw:id="id5" draw:layer="layout" svg:width="4.445cm" svg:height="4.445cm" svg:x="21.782cm" svg:y="11.588cm">
          <text:p text:style-name="P1">1.3</text:p>
          <text:p text:style-name="P1">Output Adap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4.005cm" svg:y1="9.433cm" svg:x2="24.005cm" svg:y2="11.588cm" draw:start-shape="id4" draw:start-glue-point="8" draw:end-shape="id5" draw:end-glue-point="4" svg:d="M24005 9433v2155" svg:viewBox="0 0 1 2156">
          <text:p text:style-name="P1">Distribusi <text:s text:c="2"/>temperatur</text:p>
        </draw:connector>
        <draw:custom-shape draw:style-name="gr5" draw:text-style-name="P1" xml:id="id6" draw:id="id6" draw:layer="layout" svg:width="4.061cm" svg:height="1.935cm" svg:x="12.56cm" svg:y="12.838cm">
          <text:p text:style-name="P1">Distribusi</text:p>
          <text:p text:style-name="P1">temperatu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line" svg:x1="21.782cm" svg:y1="13.811cm" svg:x2="16.621cm" svg:y2="13.805cm" draw:start-shape="id5" draw:start-glue-point="6" draw:end-shape="id6" svg:d="M21782 13811l-5161-6" svg:viewBox="0 0 5162 7">
          <text:p text:style-name="P1">Distribusi</text:p>
          <text:p text:style-name="P1">temperatu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21:12:44.893146537</meta:creation-date>
    <dc:date>2019-07-08T21:19:28.540984166</dc:date>
    <meta:editing-duration>PT6M46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